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01_11-57-04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01_12-53-15_000.jpg</text:p>
          </table:table-cell>
          <table:table-cell table:style-name="ce22" office:value-type="string">
            <text:p>:PHOTO 記録 / 作ったもの / 盛り付け方 / チョコレート；ダイス型</text:p>
          </table:table-cell>
          <table:table-cell table:style-name="ce4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9" table:formula="of:=IF([.E3]=&quot;&quot;;[.C3];CONCATENATE([.C3];&quot; / &quot;;[.E3]))" office:value-type="string" office:string-value=":PHOTO 記録 / 作ったもの / 盛り付け方 / チョコレート；ダイス型">
            <text:p>:PHOTO 記録 / 作ったもの / 盛り付け方 / チョコレート；ダイス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01_14-16-43_000.jpg</text:p>
          </table:table-cell>
          <table:table-cell table:style-name="ce22" office:value-type="string">
            <text:p>:PHOTO 記録 / 作ったもの / 盛り付け方 / チョコレート；ダイス型</text:p>
          </table:table-cell>
          <table:table-cell table:style-name="ce3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4]=&quot;&quot;;[.C4];CONCATENATE([.C4];&quot; / &quot;;[.E4]))" office:value-type="string" office:string-value=":PHOTO 記録 / 作ったもの / 盛り付け方 / チョコレート；ダイス型">
            <text:p>:PHOTO 記録 / 作ったもの / 盛り付け方 / チョコレート；ダイス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1_14-42-16_000.jpg</text:p>
          </table:table-cell>
          <table:table-cell table:style-name="ce22" office:value-type="string">
            <text:p>:m 東和 PHOTO / 200827th / 田端駅 / 田端プロジェクト / １名 / ホクシン設備（合田工務店） / 日誌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5]=&quot;&quot;;[.C5];CONCATENATE([.C5];&quot; / &quot;;[.E5]))" office:value-type="string" office:string-value=":m 東和 PHOTO / 200827th / 田端駅 / 田端プロジェクト / １名 / ホクシン設備（合田工務店） / 日誌">
            <text:p>:m 東和 PHOTO / 200827th / 田端駅 / 田端プロジェクト / １名 / ホクシン設備（合田工務店） / 日誌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1_16-11-22_000.jpg</text:p>
          </table:table-cell>
          <table:table-cell table:style-name="ce22" office:value-type="string">
            <text:p>:PHOTO 記録 / 作ったもの / 結び,knot / knot=diamant+prusik,for=~,material=トラロープ</text:p>
          </table:table-cell>
          <table:table-cell table:style-name="ce18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9" table:formula="of:=IF([.E6]=&quot;&quot;;[.C6];CONCATENATE([.C6];&quot; / &quot;;[.E6]))" office:value-type="string" office:string-value=":PHOTO 記録 / 作ったもの / 結び,knot / knot=diamant+prusik,for=~,material=トラロープ">
            <text:p>:PHOTO 記録 / 作ったもの / 結び,knot / knot=diamant+prusik,for=~,material=トラロ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1_16-18-45_000.jpg</text:p>
          </table:table-cell>
          <table:table-cell table:style-name="ce22" office:value-type="string">
            <text:p>:m RES 1*1 / free# JVEMV6 37#21.4_48 / 37. miscs of miscs / 21. math&amp;physics / 4. knot-theory / theme=memo:steps-for:palstek / N+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7]=&quot;&quot;;[.C7];CONCATENATE([.C7];&quot; / &quot;;[.E7]))" office:value-type="string" office:string-value=":m RES 1*1 / free# JVEMV6 37#21.4_48 / 37. miscs of miscs / 21. math&amp;physics / 4. knot-theory / theme=memo:steps-for:palstek / N+">
            <text:p>:m RES 1*1 / free# JVEMV6 37#21.4_48 / 37. miscs of miscs / 21. math&amp;physics / 4. knot-theory / theme=memo:steps-for:palstek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1_17-18-52_000.jpg</text:p>
          </table:table-cell>
          <table:table-cell table:style-name="ce22" office:value-type="string">
            <text:p>:m 災害備蓄 / 梱包完了＋リスト / 2020-0901-① / ゴミ袋；フリーザバッグ；他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8]=&quot;&quot;;[.C8];CONCATENATE([.C8];&quot; / &quot;;[.E8]))" office:value-type="string" office:string-value=":m 災害備蓄 / 梱包完了＋リスト / 2020-0901-① / ゴミ袋；フリーザバッグ；他">
            <text:p>:m 災害備蓄 / 梱包完了＋リスト / 2020-0901-① / ゴミ袋；フリーザバッグ；他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1_17-19-10_000.jpg</text:p>
          </table:table-cell>
          <table:table-cell table:style-name="ce22" office:value-type="string">
            <text:p>:m 災害備蓄 / 梱包リスト / 2020-0901-① / ゴミ袋；フリーザバッグ；他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9]=&quot;&quot;;[.C9];CONCATENATE([.C9];&quot; / &quot;;[.E9]))" office:value-type="string" office:string-value=":m 災害備蓄 / 梱包リスト / 2020-0901-① / ゴミ袋；フリーザバッグ；他">
            <text:p>:m 災害備蓄 / 梱包リスト / 2020-0901-① / ゴミ袋；フリーザバッグ；他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1_18-24-08_000.jpg</text:p>
          </table:table-cell>
          <table:table-cell table:style-name="ce19" office:value-type="string">
            <text:p>:m anim / dessin / s-16 / theme=足首 / N+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0]=&quot;&quot;;[.C10];CONCATENATE([.C10];&quot; / &quot;;[.E10]))" office:value-type="string" office:string-value=":m anim / dessin / s-16 / theme=足首 / N+">
            <text:p>:m anim / dessin / s-16 / theme=足首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01_20-51-11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244018 E-139-34-49.489746</text:p>
          </table:table-cell>
          <table:table-cell table:style-name="ce39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02_00-01-38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02_00-06-53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02_00-13-20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02_00-26-30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02_00-38-23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02_00-56-02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02_01-27-30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8]=&quot;&quot;;[.C18];CONCATENATE([.C18];&quot; / &quot;;[.E1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02_01-27-36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9]=&quot;&quot;;[.C19];CONCATENATE([.C19];&quot; / &quot;;[.E19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9-02_06-06-22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20]=&quot;&quot;;[.C20];CONCATENATE([.C20];&quot; / &quot;;[.E20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9-02_06-07-53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8.807067 E-139-34-49.544677</text:p>
          </table:table-cell>
          <table:table-cell table:style-name="ce39" table:formula="of:=IF([.E21]=&quot;&quot;;[.C21];CONCATENATE([.C21];&quot; / &quot;;[.E2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9-02_07-59-20_000.jpg</text:p>
          </table:table-cell>
          <table:table-cell table:style-name="ce8" office:value-type="string">
            <text:p>:m other / 記録　文書 / @自室 / 朝体操 / dance-original / s.1:id=4e.n:steps,beat=8,for=list-of-variations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22]=&quot;&quot;;[.C22];CONCATENATE([.C22];&quot; / &quot;;[.E22]))" office:value-type="string" office:string-value=":m other / 記録　文書 / @自室 / 朝体操 / dance-original / s.1:id=4e.n:steps,beat=8,for=list-of-variations">
            <text:p>:m other / 記録　文書 / @自室 / 朝体操 / dance-original / s.1:id=4e.n:steps,beat=8,for=list-of-variations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9-02_07-59-47_000.jpg</text:p>
          </table:table-cell>
          <table:table-cell table:style-name="ce19" office:value-type="string">
            <text:p>:m 1*1 RES / free / res-id=0K28 / theme=calc:アルコール分を飛ばす / id=2,session=1,for=感想メモ：試飲 || :m :i 1*1 / arts:music / jap.flute / 記譜法</text:p>
          </table:table-cell>
          <table:table-cell table:style-name="ce16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3]=&quot;&quot;;[.C23];CONCATENATE([.C23];&quot; / &quot;;[.E23]))" office:value-type="string" office:string-value=":m 1*1 RES / free / res-id=0K28 / theme=calc:アルコール分を飛ばす / id=2,session=1,for=感想メモ：試飲 || :m :i 1*1 / arts:music / jap.flute / 記譜法">
            <text:p>:m 1*1 RES / free / res-id=0K28 / theme=calc:アルコール分を飛ばす / id=2,session=1,for=感想メモ：試飲 || :m :i 1*1 / arts:music / jap.flute / 記譜法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01_15-33-59_000.mp4</text:p>
          </table:table-cell>
          <table:table-cell table:style-name="ce8" office:value-type="string">
            <text:p>:VIDEO / @自室 / 記録 / knoten / 実演,perform / n-2020-0901-1 / knot=palstek:variante,R=1,for=how-to:tie;explain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室 / 記録 / knoten / 実演,perform / n-2020-0901-1 / knot=palstek:variante,R=1,for=how-to:tie;explain">
            <text:p>:VIDEO / @自室 / 記録 / knoten / 実演,perform / n-2020-0901-1 / knot=palstek:variante,R=1,for=how-to:tie;explai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1_16-05-55_000.mp4</text:p>
          </table:table-cell>
          <table:table-cell table:style-name="ce8" office:value-type="string">
            <text:p>:VIDEO / @自室 / 記録 / knoten / 実演,perform / n-2020-0901-2 / knot=wasserpalstek,for=how-to:construct~tighten~loosen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IDEO / @自室 / 記録 / knoten / 実演,perform / n-2020-0901-2 / knot=wasserpalstek,for=how-to:construct~tighten~loosen">
            <text:p>:VIDEO / @自室 / 記録 / knoten / 実演,perform / n-2020-0901-2 / knot=wasserpalstek,for=how-to:construct~tighten~loose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2_06-10-37_000.m4a</text:p>
          </table:table-cell>
          <table:table-cell table:style-name="ce8" office:value-type="string">
            <text:p>:VOICE-MEMO / @洗面所 / idea,lets / 作る / ビニール紐；目盛を振る；定規の代わり、ポシェに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OICE-MEMO / @洗面所 / idea,lets / 作る / ビニール紐；目盛を振る；定規の代わり、ポシェに">
            <text:p>:VOICE-MEMO / @洗面所 / idea,lets / 作る / ビニール紐；目盛を振る；定規の代わり、ポシェに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2_07-49-18_000.mp4</text:p>
          </table:table-cell>
          <table:table-cell table:style-name="ce8" office:value-type="string">
            <text:p>:VIDEO / @自宅 / 体操 / ダンス、dance-original / d-2020-0902-X / id=4e,tempo=110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:VIDEO / @自宅 / 体操 / ダンス、dance-original / d-2020-0902-X / id=4e,tempo=110">
            <text:p>:VIDEO / @自宅 / 体操 / ダンス、dance-original / d-2020-0902-X / id=4e,tempo=11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2020/09/02</text:date>, <text:time>10:4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2T10:47:01.66</dc:date>
    <dc:creator>iwabuchi ken</dc:creator>
    <meta:editing-duration>P25DT44M56S</meta:editing-duration>
    <meta:editing-cycles>9487</meta:editing-cycles>
    <meta:document-statistic meta:table-count="1" meta:cell-count="487" meta:object-count="0"/>
  </office:meta>
</office:document-meta>
</file>